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8.2pt"/>
    </style:style>
    <style:style style:name="co2" style:family="table-column">
      <style:table-column-properties fo:break-before="auto" style:column-width="282.5pt"/>
    </style:style>
    <style:style style:name="co3" style:family="table-column">
      <style:table-column-properties fo:break-before="auto" style:column-width="229.2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57.46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row table:style-name="ro1">
          <table:table-cell/>
          <table:table-cell table:style-name="ce1" office:value-type="string" calcext:value-type="string">
            <text:p>Filament</text:p>
          </table:table-cell>
          <table:table-cell table:style-name="ce1" office:value-type="string" calcext:value-type="string">
            <text:p>Special Properties</text:p>
          </table:table-cell>
          <table:table-cell table:style-name="ce1" office:value-type="string" calcext:value-type="string">
            <text:p>Volcano Profiles ,,</text:p>
            <text:p> 0.4mm Nozzle</text:p>
          </table:table-cell>
        </table:table-row>
        <table:table-row table:style-name="ro2">
          <table:table-cell/>
          <table:table-cell table:style-name="ce2" office:value-type="string" calcext:value-type="string">
            <text:p>Real PETG</text:p>
          </table:table-cell>
          <table:table-cell table:style-name="ce3" office:value-type="string" calcext:value-type="string">
            <text:p>Alternative to Prusament</text:p>
          </table:table-cell>
          <table:table-cell table:style-name="Default"/>
        </table:table-row>
        <table:table-row table:style-name="ro3">
          <table:table-cell/>
          <table:table-cell table:style-name="ce2" office:value-type="string" calcext:value-type="string">
            <text:p>Prusament PETG</text:p>
          </table:table-cell>
          <table:table-cell table:style-name="ce2" office:value-type="string" calcext:value-type="string">
            <text:p>Good PETG Quality, 0.02 Tolerance,,</text:p>
            <text:p>Food safe, Good adhesion</text:p>
          </table:table-cell>
          <table:table-cell table:style-name="ce3" office:value-type="string" calcext:value-type="string">
            <text:p>0.35 ,,</text:p>
            <text:p> 0.20 ,,</text:p>
            <text:p> 0.15,,</text:p>
            <text:p> 0.10,,</text:p>
            <text:p> 0.07</text:p>
          </table:table-cell>
        </table:table-row>
        <table:table-row table:style-name="ro3">
          <table:table-cell/>
          <table:table-cell table:style-name="ce2" office:value-type="string" calcext:value-type="string">
            <text:p>FormFutura EASYWOOD</text:p>
          </table:table-cell>
          <table:table-cell table:style-name="ce2" office:value-type="string" calcext:value-type="string">
            <text:p>Wood filament with 40 % Wood,,</text:p>
            <text:p>Feels and smells like real Wood,,</text:p>
            <text:p>Good layer masking</text:p>
          </table:table-cell>
          <table:table-cell table:style-name="ce3" office:value-type="string" calcext:value-type="string">
            <text:p>0.30,,</text:p>
            <text:p>0.25,,</text:p>
            <text:p>0.20,,</text:p>
            <text:p>0.15,,</text:p>
            <text:p>0.10</text:p>
          </table:table-cell>
        </table:table-row>
        <table:table-row table:style-name="ro1">
          <table:table-cell/>
          <table:table-cell table:style-name="ce2" office:value-type="string" calcext:value-type="string">
            <text:p>FFFWORLD FlexiSmart TPU</text:p>
          </table:table-cell>
          <table:table-cell table:style-name="ce2" office:value-type="string" calcext:value-type="string">
            <text:p>Very soft TPU, Good for Cases,,</text:p>
            <text:p>  Printabability = Medium</text:p>
          </table:table-cell>
          <table:table-cell table:style-name="ce3" office:value-type="string" calcext:value-type="string">
            <text:p>0.20</text:p>
          </table:table-cell>
        </table:table-row>
        <table:table-row table:style-name="ro4">
          <table:table-cell/>
          <table:table-cell table:style-name="ce2" office:value-type="string" calcext:value-type="string">
            <text:p>3dk 3dkTOP</text:p>
          </table:table-cell>
          <table:table-cell table:style-name="ce2" office:value-type="string" calcext:value-type="string">
            <text:p>Heat resistant up to 230 Degrees ,,</text:p>
            <text:p> After curing, Food safe</text:p>
          </table:table-cell>
          <table:table-cell table:style-name="ce3" office:value-type="string" calcext:value-type="string">
            <text:p>0.20,,</text:p>
            <text:p>0.15,,</text:p>
            <text:p> 0.10</text:p>
          </table:table-cell>
        </table:table-row>
        <table:table-row table:style-name="ro5">
          <table:table-cell/>
          <table:table-cell table:style-name="ce2" office:value-type="string" calcext:value-type="string">
            <text:p>Colorfabb nGen LUX</text:p>
          </table:table-cell>
          <table:table-cell table:style-name="ce2" office:value-type="string" calcext:value-type="string">
            <text:p>nGen Material,,</text:p>
            <text:p> Very sprakly in direct sunlight,,</text:p>
            <text:p>Very strong interlayer adhesion</text:p>
          </table:table-cell>
          <table:table-cell table:style-name="ce3" office:value-type="string" calcext:value-type="string">
            <text:p>0.25,,</text:p>
            <text:p>0.20,,</text:p>
            <text:p> 0.15,,</text:p>
            <text:p> 0.10</text:p>
          </table:table-cell>
        </table:table-row>
        <table:table-row table:style-name="ro5">
          <table:table-cell/>
          <table:table-cell table:style-name="ce2" office:value-type="string" calcext:value-type="string">
            <text:p>Colorfabb nGen FLEX</text:p>
          </table:table-cell>
          <table:table-cell table:style-name="ce2" office:value-type="string" calcext:value-type="string">
            <text:p>Semi-Flex, easy to print,,</text:p>
            <text:p> Very good layer adheasion, rubber like</text:p>
          </table:table-cell>
          <table:table-cell table:style-name="ce3" office:value-type="string" calcext:value-type="string">
            <text:p>0.30,,</text:p>
            <text:p>0.25,,</text:p>
            <text:p>0.20,,</text:p>
            <text:p>0.15</text:p>
          </table:table-cell>
        </table:table-row>
        <table:table-row table:style-name="ro5">
          <table:table-cell/>
          <table:table-cell table:style-name="ce2" office:value-type="string" calcext:value-type="string">
            <text:p>Colorfabb STEELFILL</text:p>
          </table:table-cell>
          <table:table-cell table:style-name="ce2" office:value-type="string" calcext:value-type="string">
            <text:p>Feromagnetic, Steel-Feel,,</text:p>
            <text:p> 80% Steel powder,,</text:p>
            <text:p> Good Post-Processing, Heavy,,</text:p>
            <text:p> <text:span text:style-name="T1">RECALIBRATE Z!!!</text:span></text:p>
          </table:table-cell>
          <table:table-cell table:style-name="ce3" office:value-type="string" calcext:value-type="string">
            <text:p>0.20,,</text:p>
            <text:p> 0.15</text:p>
          </table:table-cell>
        </table:table-row>
        <table:table-row table:style-name="ro5">
          <table:table-cell/>
          <table:table-cell office:value-type="string" calcext:value-type="string">
            <text:p>Colorfabb NGEN</text:p>
          </table:table-cell>
          <table:table-cell table:style-name="ce2" office:value-type="string" calcext:value-type="string">
            <text:p>nGen Material, low shrinkage,,</text:p>
            <text:p>Very strong interlayer adhesion, Glossy finish</text:p>
          </table:table-cell>
          <table:table-cell table:style-name="ce2" office:value-type="string" calcext:value-type="string">
            <text:p>0.25,,</text:p>
            <text:p>0.20,,</text:p>
            <text:p>0.15,,</text:p>
            <text:p>0.10</text:p>
          </table:table-cell>
        </table:table-row>
        <table:table-row table:style-name="ro2">
          <table:table-cell/>
          <table:table-cell office:value-type="string" calcext:value-type="string">
            <text:p>Colorfabb XT CF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lorfabb COPPERFILL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lorfabb BROZEFILL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lorfabb GLOWFILL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lorfabb H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lorfabb PA-CF LOW WARP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ay Filaments MoldLay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Orbi-Tech TPU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injaTek Cheetah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injaTek Armadill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injaTek NinjaFlex 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roto-pasta Conductive PLA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roto-pasta Magnetic Iron PLA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ay Filaments Lay-Felt Poro-Lay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elcolor Kanova materic</text:p>
          </table:table-cell>
          <table:table-cell table:number-columns-repeated="2"/>
        </table:table-row>
        <table:table-row table:style-name="ro5">
          <table:table-cell/>
          <table:table-cell table:style-name="ce2" office:value-type="string" calcext:value-type="string">
            <text:p>FormFutura Stonefill</text:p>
          </table:table-cell>
          <table:table-cell table:style-name="ce2" office:value-type="string" calcext:value-type="string">
            <text:p>50% Stone powder, PLA,,</text:p>
            <text:p> Stone like look, and a bit of a feel,,</text:p>
            <text:p><text:span text:style-name="T1">Recalibrate Z!</text:span></text:p>
          </table:table-cell>
          <table:table-cell table:style-name="ce2" office:value-type="string" calcext:value-type="string">
            <text:p>0.25,,</text:p>
            <text:p> 0.20,,</text:p>
            <text:p>0.15,,</text:p>
            <text:p>0.10</text:p>
          </table:table-cell>
        </table:table-row>
        <table:table-row table:style-name="ro4">
          <table:table-cell/>
          <table:table-cell table:style-name="ce2" office:value-type="string" calcext:value-type="string">
            <text:p>FormFutura ApolloX ASA</text:p>
          </table:table-cell>
          <table:table-cell table:style-name="ce2" office:value-type="string" calcext:value-type="string">
            <text:p>For outside applications, UV-Resistant,,</text:p>
            <text:p>Prone to warping, need enclosure,,</text:p>
            <text:p> nice finish, ABS like</text:p>
          </table:table-cell>
          <table:table-cell table:style-name="ce2" office:value-type="string" calcext:value-type="string">
            <text:p>0,25,,</text:p>
            <text:p>0.20,,</text:p>
            <text:p> 0.15</text:p>
          </table:table-cell>
        </table:table-row>
        <table:table-row table:style-name="ro2" table:number-rows-repeated="33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Bitstream Vera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0">00/00/0000</text:date>, <text:time style:data-style-name="N2" text:time-value="12:57:05.7595345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20:20:32.574852474</meta:creation-date>
    <dc:date>2019-07-20T13:06:37.783417284</dc:date>
    <meta:editing-duration>PT9H17M59S</meta:editing-duration>
    <meta:editing-cycles>36</meta:editing-cycles>
    <meta:generator>LibreOffice/6.1.6.3$Linux_X86_64 LibreOffice_project/10$Build-3</meta:generator>
    <meta:document-statistic meta:table-count="1" meta:cell-count="50" meta:object-count="0"/>
  </office:meta>
</office:document-meta>
</file>